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5.401cm"/>
    </style:style>
    <style:style style:name="co6" style:family="table-column">
      <style:table-column-properties fo:break-before="auto" style:column-width="12.222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13.739cm"/>
    </style:style>
    <style:style style:name="co9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5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弱参照</text:p>
          </table:table-cell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memory profiler</text:p>
          </table:table-cell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__repr__</text:p>
          </table:table-cell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6" table:default-cell-style-name="ce5"/>
        <table:table-column table:style-name="co2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9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09:42:31.14306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6T10:16:19.104395433</dc:date>
    <meta:editing-duration>P5DT9H19M20S</meta:editing-duration>
    <meta:editing-cycles>58</meta:editing-cycles>
    <meta:document-statistic meta:table-count="6" meta:cell-count="439" meta:object-count="0"/>
    <meta:user-defined meta:name=""/>
  </office:meta>
</office:document-meta>
</file>